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F00000244142715C308EB56DD.png" manifest:media-type="image/png"/>
  <manifest:file-entry manifest:full-path="Pictures/10000001000003D20000022367DE1F740112411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width="6.6929in" svg:height="3.7429in" draw:z-index="0"><draw:image xlink:href="Pictures/10000001000003D20000022367DE1F740112411D.png" xlink:type="simple" xlink:show="embed" xlink:actuate="onLoad" draw:mime-type="image/png"/></draw:frame><draw:frame draw:style-name="fr1" draw:name="Image2" text:anchor-type="char" svg:x="0.198in" svg:y="3.8646in" svg:width="6.6929in" svg:height="3.9165in" draw:z-index="1"><draw:image xlink:href="Pictures/10000001000003DF00000244142715C308EB56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8:36:08.026703873</meta:creation-date>
    <dc:date>2025-06-02T18:37:30.668129642</dc:date>
    <meta:editing-duration>PT1M2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4.2$Linux_X86_64 LibreOffice_project/40$Build-2</meta:generator>
  </office:meta>
</office:document-meta>
</file>